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4303" officeooo:paragraph-rsid="00174303" style:font-weight-asian="bold" style:font-weight-complex="bold"/>
    </style:style>
    <style:style style:name="P2" style:family="paragraph" style:parent-style-name="Standard">
      <style:text-properties fo:font-size="14pt" style:text-underline-style="none" fo:font-weight="bold" officeooo:rsid="00172e92" officeooo:paragraph-rsid="00172e92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3pt" style:text-underline-style="none" fo:font-weight="bold" officeooo:rsid="00172e92" officeooo:paragraph-rsid="00172e92" style:font-size-asian="13pt" style:font-weight-asian="bold" style:font-size-complex="13pt" style:font-weight-complex="bold"/>
    </style:style>
    <style:style style:name="P4" style:family="paragraph" style:parent-style-name="Standard">
      <style:text-properties officeooo:paragraph-rsid="00174303"/>
    </style:style>
    <style:style style:name="P5" style:family="paragraph" style:parent-style-name="Standard">
      <style:text-properties officeooo:paragraph-rsid="00172e92"/>
    </style:style>
    <style:style style:name="P6" style:family="paragraph" style:parent-style-name="Standard">
      <style:text-properties fo:font-weight="bold" officeooo:paragraph-rsid="00172e9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3pt" style:text-underline-style="none" fo:font-weight="bold" officeooo:rsid="00174303" style:font-size-asian="13pt" style:font-weight-asian="bold" style:font-size-complex="13pt" style:font-weight-complex="bold"/>
    </style:style>
    <style:style style:name="T3" style:family="text">
      <style:text-properties fo:font-size="13pt" style:text-underline-style="none" fo:font-weight="bold" officeooo:rsid="00172e92" style:font-size-asian="13pt" style:font-weight-asian="bold" style:font-size-complex="13pt" style:font-weight-complex="bold"/>
    </style:style>
    <style:style style:name="T4" style:family="text">
      <style:text-properties fo:font-weight="bold" officeooo:rsid="00172e92" style:font-weight-asian="bold" style:font-weight-complex="bold"/>
    </style:style>
    <style:style style:name="T5" style:family="text">
      <style:text-properties fo:font-weight="normal" officeooo:rsid="00172e92" style:font-weight-asian="normal" style:font-weight-complex="normal"/>
    </style:style>
    <style:style style:name="T6" style:family="text">
      <style:text-properties fo:font-weight="bold" officeooo:rsid="00174303" style:font-weight-asian="bold" style:font-weight-complex="bold"/>
    </style:style>
    <style:style style:name="T7" style:family="text">
      <style:text-properties fo:font-weight="normal" officeooo:rsid="00174303" style:font-weight-asian="normal" style:font-weight-complex="normal"/>
    </style:style>
    <style:style style:name="T8" style:family="text">
      <style:text-properties fo:font-size="11pt" fo:font-weight="normal" officeooo:rsid="00174303" style:font-size-asian="11pt" style:font-weight-asian="normal" style:font-size-complex="11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72e92"/>
    </style:style>
    <style:style style:name="T11" style:family="text">
      <style:text-properties fo:font-size="11pt" fo:font-weight="normal" officeooo:rsid="0018fa2a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grantes: <text:span text:style-name="T1">Vitor Custodio da Silva e Wendel Gabriel Dias Figueredo</text:span></text:p>
      <text:p text:style-name="P1"/>
      <text:p text:style-name="P2">Orçamento do Computador de até R$4.500,00 TOP :)</text:p>
      <text:p text:style-name="P2"/>
      <text:p text:style-name="P3">- Mão de Obra: <text:span text:style-name="T1">R$365,00</text:span></text:p>
      <text:p text:style-name="P4"><text:span text:style-name="T2"/></text:p>
      <text:p text:style-name="P5"><text:span text:style-name="T3">- Gabinete: </text:span><text:span text:style-name="T1">Gabinete Gamer Rise Mode X1, Lateral em Vidro Temperado, Preto</text:span></text:p>
      <text:p text:style-name="P5"><text:span text:style-name="T1">- </text:span><text:span text:style-name="T4">Preço: </text:span><text:span text:style-name="T5">R$230,00</text:span></text:p>
      <text:p text:style-name="P5"><text:span text:style-name="T4">- </text:span><text:span text:style-name="T6">Link:</text:span><text:span text:style-name="T7"> </text:span><text:span text:style-name="T8">https://www.kabum.com.br/produto/510871/gabinete-gamer-rise-mode-x1-mid-tower-atx-lateral-em-vidro-temperado-preto-rm-x1-01-fb</text:span></text:p>
      <text:p text:style-name="P5"/>
      <text:p text:style-name="P5"/>
      <text:p text:style-name="P5"><text:span text:style-name="T9">- </text:span><text:span text:style-name="T4">Placa de Vídeo: </text:span><text:bookmark text:name="title"/><text:bookmark text:name="productTitle"/>Galax NVIDIA GeForce RTX 3050 EX, 6GB, <text:span text:style-name="T10">Ray Tracing</text:span></text:p>
      <text:p text:style-name="P6">- <text:span text:style-name="T10">Preço: </text:span><text:span text:style-name="T5">R$1.600,00</text:span></text:p>
      <text:p text:style-name="P4"><text:span text:style-name="T4">- </text:span><text:span text:style-name="T6">Link:</text:span><text:span text:style-name="T7"> </text:span><text:span text:style-name="T8">https://www.amazon.com.br/Placa-V%C3%ADdeo-Galax-NVIDIA-GeForce/dp/B0CW7D71T3/</text:span></text:p>
      <text:p text:style-name="P4"/>
      <text:p text:style-name="P5"/>
      <text:p text:style-name="P5"><text:span text:style-name="T9">- </text:span><text:span text:style-name="T4">Placa Mãe: </text:span><text:bookmark text:name="productTitle Copia 4"/><text:bookmark text:name="title Copia 4"/><text:span text:style-name="T5">Placa Mãe Asus PRIME H610M-CS D4</text:span></text:p>
      <text:p text:style-name="P6"><text:span text:style-name="T10">- Preço:</text:span><text:span text:style-name="T5"> R$610,00</text:span></text:p>
      <text:p text:style-name="P4"><text:span text:style-name="T4">- </text:span><text:span text:style-name="T6">Link:</text:span><text:span text:style-name="T7"> </text:span><text:span text:style-name="T8">https://www.amazon.com.br/Placa-PRIME-H610M-CS-2xDDR4-USB3-2/dp/B0DX3R41WR</text:span></text:p>
      <text:p text:style-name="P4"/>
      <text:p text:style-name="P5"><text:span text:style-name="T9"/></text:p>
      <text:p text:style-name="P5"><text:span text:style-name="T9">- </text:span><text:span text:style-name="T4">Memoria RAM: </text:span><text:span text:style-name="T5">2x</text:span><text:span text:style-name="T4"> (</text:span><text:span text:style-name="T5">HyperX Kingston Technology Fury 2400Mhz DDR4, 16GB)</text:span></text:p>
      <text:p text:style-name="P6"><text:span text:style-name="T10">- Preço:</text:span><text:span text:style-name="T5"> R$414,00</text:span></text:p>
      <text:p text:style-name="P4"><text:span text:style-name="T4">- </text:span><text:span text:style-name="T6">Link:</text:span><text:span text:style-name="T7"> </text:span><text:span text:style-name="T8">http://www.amazon.com.br/HyperX-Kingston-Technology-PC4-19200-HX424C15FB/dp/B013F972X0</text:span></text:p>
      <text:p text:style-name="P4"/>
      <text:p text:style-name="P5"><text:span text:style-name="T9"/></text:p>
      <text:p text:style-name="P5"><text:span text:style-name="T9">- </text:span><text:span text:style-name="T4">SSD: </text:span><text:span text:style-name="T5">Kingston A400, 240GB, SATA III, 2.5”</text:span></text:p>
      <text:p text:style-name="P6"><text:span text:style-name="T10">- Preço: </text:span><text:span text:style-name="T5">R$190,00</text:span></text:p>
      <text:p text:style-name="P4"><text:span text:style-name="T4">- </text:span><text:span text:style-name="T6">Link:</text:span><text:span text:style-name="T8"> https://www.kabum.com.br/produto/85197/ssd-kingston-a400-240gb-sata-iii-2-5-leitura-500mb-s-gravacao-350mb-s-preto-sa400s37-240g?utm_id=21420624462&amp;gad_source=1&amp;gclid=EAIaIQobChMI-Jyu04v7jAMVtSFECB2M0y0rEAQYAiABEgLqVPD_BwE </text:span></text:p>
      <text:p text:style-name="P4"><text:span text:style-name="T5"/></text:p>
      <text:p text:style-name="P5"><text:span text:style-name="T9"/></text:p>
      <text:p text:style-name="P5"><text:span text:style-name="T9">- </text:span><text:span text:style-name="T4">Processador: </text:span><text:span text:style-name="T5">Intel CORE i5 12400F, 2.5GHz (4.4GHz Turbo), 12º Geração, 6-Cores, 12-Threads, LGA 1700.</text:span></text:p>
      <text:p text:style-name="P6"><text:span text:style-name="T10">- Preço:</text:span><text:span text:style-name="T5"> R$700,00</text:span></text:p>
      <text:p text:style-name="P4"><text:span text:style-name="T4">- </text:span><text:span text:style-name="T6">Link:</text:span><text:span text:style-name="T7"> </text:span><text:span text:style-name="T8">https://www.terabyteshop.com.br/produto/20072/processador-intel-core-i5-12400f-25ghz-44ghz-turbo-12-geracao-6-cores-12-threads-lga-1700-bx8071512400f?srsltid=AfmBOoqxTXg-my_nXOoijKTbqmBqSw4gvOoVauN_BHmC3pMZ81TVROTqpOg</text:span></text:p>
      <text:p text:style-name="P4"><text:span text:style-name="T5"/></text:p>
      <text:p text:style-name="P5"><text:span text:style-name="T9"/></text:p>
      <text:p text:style-name="P5"><text:span text:style-name="T9">- </text:span><text:span text:style-name="T4">Water Cooler: <text:s/></text:span><text:span text:style-name="T5">Rise Mode Aura Ice Black, ARGB, AMD/Intel, Preto</text:span></text:p>
      <text:p text:style-name="P6"><text:span text:style-name="T10">- Preço:</text:span><text:span text:style-name="T5"> R$390,00</text:span></text:p>
      <text:p text:style-name="P4"><text:span text:style-name="T4">- </text:span><text:span text:style-name="T6">Link:</text:span><text:span text:style-name="T7"> </text:span><text:span text:style-name="T8">https://www.kabum.com.br/produto/495961/water-cooler-rise-mode-aura-ice-black-argb-360mm-amd-intel-preto-rm-waib-06-argb</text:span><text:span text:style-name="T11">­</text:span></text:p>
      <text:p text:style-name="P4"><text:span text:style-name="T5"/></text:p>
      <text:p text:style-name="P6"/>
      <text:p text:style-name="P6">- <text:span text:style-name="T10">Total do Orçamento: </text:span><text:span text:style-name="T5">R$4.499,0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3:16:59.861727034</meta:creation-date>
    <dc:date>2025-04-28T13:43:05.542993688</dc:date>
    <meta:editing-duration>PT26M5S</meta:editing-duration>
    <meta:editing-cycles>3</meta:editing-cycles>
    <meta:generator>LibreOffice/24.8.5.2$Linux_X86_64 LibreOffice_project/480$Build-2</meta:generator>
    <meta:document-statistic meta:table-count="0" meta:image-count="0" meta:object-count="0" meta:page-count="1" meta:paragraph-count="25" meta:word-count="150" meta:character-count="1741" meta:non-whitespace-character-count="1615"/>
  </office:meta>
</office:document-meta>
</file>